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FreeSans" svg:font-family="FreeSans"/>
    <style:font-face style:name="FreeSerif" svg:font-family="FreeSerif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reeSans" svg:font-family="FreeSans"/>
    <style:font-face style:name="FreeSerif" svg:font-family="FreeSerif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ree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Free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FreeSerif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Rich Burridge</meta:initial-creator>
    <meta:creation-date>2008-03-26T09:24:18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